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110d9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officeooo:paragraph-rsid="000110d9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0110d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110d9" officeooo:paragraph-rsid="000110d9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0110d9" officeooo:paragraph-rsid="000110d9" style:font-size-asian="14pt" style:font-weight-asian="bold" style:font-size-complex="14pt" style:font-weight-complex="bold"/>
    </style:style>
    <style:style style:name="T1" style:family="text">
      <style:text-properties officeooo:rsid="000110d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008000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text:span text:style-name="T1">5</text:span> <text:span text:style-name="T1">Задание</text:span></text:p>
      <text:p text:style-name="P1"><text:span text:style-name="T2">Создать консольное приложение, в котором объявить метод генерирующих массив из случайных чисел (0 - 1000). Размерность массива задается случайно (10 млн – 15 млн записей). Массив необходимо отсортировать по возрастанию и найти в массиве количество элементов, равных Х (значение Х передается в виде параметра в метод). Запустить данный метод в 10 одновременно выполняющихся потоках (из пула потоков) и посчитать минимальное, максимальное и среднее время выполнения метода.</text:span></text:p>
      <text:p text:style-name="P2"/>
      <text:p text:style-name="P4">Полный код:</text:p>
      <text:p text:style-name="P4"/>
      <text:p text:style-name="Standard" loext:marker-style-name="T4"><text:span text:style-name="T3">using</text:span><text:span text:style-name="T4"> System;</text:span></text:p>
      <text:p text:style-name="Standard" loext:marker-style-name="T4"><text:span text:style-name="T3">using</text:span><text:span text:style-name="T4"> System.Diagnostics;</text:span></text:p>
      <text:p text:style-name="Standard" loext:marker-style-name="T4"><text:span text:style-name="T3">using</text:span><text:span text:style-name="T4"> System.Threading;</text:span></text:p>
      <text:p text:style-name="Standard" loext:marker-style-name="T4"><text:span text:style-name="T3">using</text:span><text:span text:style-name="T4"> System.Threading.Tasks;</text:span></text:p>
      <text:p text:style-name="P5" loext:marker-style-name="T4"/>
      <text:p text:style-name="Standard" loext:marker-style-name="T4"><text:span text:style-name="T3">class</text:span><text:span text:style-name="T4"> </text:span><text:span text:style-name="T6">Program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</text:span><text:span text:style-name="T3">static</text:span><text:span text:style-name="T4"> </text:span><text:span text:style-name="T3">void</text:span><text:span text:style-name="T4"> Main(</text:span><text:span text:style-name="T3">string</text:span><text:span text:style-name="T4">[] args)</text:span></text:p>
      <text:p text:style-name="Standard" loext:marker-style-name="T4"><text:span text:style-name="T4"><text:s text:c="4"/>{</text:span><text:span text:style-name="T4"/></text:p>
      <text:p text:style-name="Standard" loext:marker-style-name="T4"><text:span text:style-name="T4"><text:s text:c="8"/></text:span><text:span text:style-name="T7">// Генерация случайного числа Х</text:span></text:p>
      <text:p text:style-name="Standard" loext:marker-style-name="T4"><text:span text:style-name="T4"><text:s text:c="8"/>Random random = </text:span><text:span text:style-name="T3">new</text:span><text:span text:style-name="T4"> Random();</text:span></text:p>
      <text:p text:style-name="Standard" loext:marker-style-name="T4"><text:span text:style-name="T4"><text:s text:c="8"/></text:span><text:span text:style-name="T3">int</text:span><text:span text:style-name="T4"> X = random.Next(1001); </text:span><text:span text:style-name="T7">// Генерируем число от 0 до 1000</text:span></text:p>
      <text:p text:style-name="P5" loext:marker-style-name="T4"/>
      <text:p text:style-name="Standard" loext:marker-style-name="T4"><text:span text:style-name="T4"><text:s text:c="8"/></text:span><text:span text:style-name="T7">// Создание массива случайной длины</text:span></text:p>
      <text:p text:style-name="Standard" loext:marker-style-name="T4"><text:span text:style-name="T4"><text:s text:c="8"/></text:span><text:span text:style-name="T3">int</text:span><text:span text:style-name="T4"> arrayLength = random.Next(10000000, 15000001); </text:span><text:span text:style-name="T7">// Генерируем длину от 10 млн до 15 млн</text:span></text:p>
      <text:p text:style-name="Standard" loext:marker-style-name="T4"><text:span text:style-name="T4"><text:s text:c="8"/></text:span><text:span text:style-name="T3">int</text:span><text:span text:style-name="T4">[] array = </text:span><text:span text:style-name="T3">new</text:span><text:span text:style-name="T4"> </text:span><text:span text:style-name="T3">int</text:span><text:span text:style-name="T4">[arrayLength];</text:span></text:p>
      <text:p text:style-name="Standard" loext:marker-style-name="T4"><text:span text:style-name="T4"><text:s text:c="8"/></text:span><text:span text:style-name="T3">for</text:span><text:span text:style-name="T4"> (</text:span><text:span text:style-name="T3">int</text:span><text:span text:style-name="T4"> i = 0; i &lt; array.Length; i++)</text:span></text:p>
      <text:p text:style-name="Standard" loext:marker-style-name="T4"><text:span text:style-name="T4"><text:s text:c="8"/>{</text:span><text:span text:style-name="T4"/></text:p>
      <text:p text:style-name="Standard" loext:marker-style-name="T4"><text:span text:style-name="T4"><text:s text:c="12"/>array[i] = random.Next(1001); </text:span><text:span text:style-name="T7">// Заполняем массив случайными числами от 0 до 1000</text:span></text:p>
      <text:p text:style-name="Standard" loext:marker-style-name="T4"><text:span text:style-name="T4"><text:s text:c="8"/>}</text:span><text:span text:style-name="T4"/></text:p>
      <text:p text:style-name="P5" loext:marker-style-name="T4"/>
      <text:p text:style-name="Standard" loext:marker-style-name="T4"><text:span text:style-name="T4"><text:s text:c="8"/></text:span><text:span text:style-name="T7">// Создание и запуск 10 потоков для выполнения метода</text:span></text:p>
      <text:p text:style-name="Standard" loext:marker-style-name="T4"><text:span text:style-name="T4"><text:s text:c="8"/>Task&lt;</text:span><text:span text:style-name="T3">long</text:span><text:span text:style-name="T4">&gt;[] tasks = </text:span><text:span text:style-name="T3">new</text:span><text:span text:style-name="T4"> Task&lt;</text:span><text:span text:style-name="T3">long</text:span><text:span text:style-name="T4">&gt;[10];</text:span></text:p>
      <text:p text:style-name="Standard" loext:marker-style-name="T4"><text:span text:style-name="T4"><text:s text:c="8"/>Stopwatch stopwatch = </text:span><text:span text:style-name="T3">new</text:span><text:span text:style-name="T4"> Stopwatch();</text:span></text:p>
      <text:p text:style-name="P5" loext:marker-style-name="T4"/>
      <text:p text:style-name="Standard" loext:marker-style-name="T4"><text:span text:style-name="T4"><text:s text:c="8"/></text:span><text:span text:style-name="T3">for</text:span><text:span text:style-name="T4"> (</text:span><text:span text:style-name="T3">int</text:span><text:span text:style-name="T4"> i = 0; i &lt; tasks.Length; i++)</text:span></text:p>
      <text:p text:style-name="Standard" loext:marker-style-name="T4"><text:span text:style-name="T4"><text:s text:c="8"/>{</text:span><text:span text:style-name="T4"/></text:p>
      <text:p text:style-name="Standard" loext:marker-style-name="T4"><text:span text:style-name="T4"><text:s text:c="12"/>tasks[i] = Task.Run(() =&gt;</text:span><text:span text:style-name="T4"/></text:p>
      <text:p text:style-name="Standard" loext:marker-style-name="T4"><text:span text:style-name="T4"><text:s text:c="12"/>{</text:span><text:span text:style-name="T4"/></text:p>
      <text:p text:style-name="Standard" loext:marker-style-name="T4"><text:span text:style-name="T4"><text:s text:c="16"/>stopwatch.Start();</text:span><text:span text:style-name="T4"/></text:p>
      <text:p text:style-name="Standard" loext:marker-style-name="T4"><text:span text:style-name="T4"><text:s text:c="16"/></text:span><text:span text:style-name="T3">long</text:span><text:span text:style-name="T4"> result = CountOccurrences(array, X);</text:span></text:p>
      <text:p text:style-name="Standard" loext:marker-style-name="T4"><text:span text:style-name="T4"><text:s text:c="16"/>stopwatch.Stop();</text:span><text:span text:style-name="T4"/></text:p>
      <text:p text:style-name="Standard" loext:marker-style-name="T4"><text:span text:style-name="T4"><text:s text:c="16"/></text:span><text:span text:style-name="T3">return</text:span><text:span text:style-name="T4"> stopwatch.ElapsedMilliseconds;</text:span></text:p>
      <text:p text:style-name="Standard" loext:marker-style-name="T4"><text:span text:style-name="T4"><text:s text:c="12"/>});</text:span><text:span text:style-name="T4"/></text:p>
      <text:p text:style-name="Standard" loext:marker-style-name="T4"><text:span text:style-name="T4"><text:s text:c="8"/>}</text:span><text:span text:style-name="T4"/></text:p>
      <text:p text:style-name="P5" loext:marker-style-name="T4"/>
      <text:p text:style-name="Standard" loext:marker-style-name="T4"><text:span text:style-name="T4"><text:s text:c="8"/></text:span><text:span text:style-name="T7">// Ожидание завершения всех потоков</text:span></text:p>
      <text:p text:style-name="Standard" loext:marker-style-name="T4"><text:span text:style-name="T4"><text:s text:c="8"/>Task.WaitAll(tasks);</text:span><text:span text:style-name="T4"/></text:p>
      <text:p text:style-name="P5" loext:marker-style-name="T4"/>
      <text:p text:style-name="Standard" loext:marker-style-name="T4"><text:span text:style-name="T4"><text:s text:c="8"/></text:span><text:span text:style-name="T7">// Расчет минимального, максимального и среднего времени выполнения метода</text:span></text:p>
      <text:p text:style-name="Standard" loext:marker-style-name="T4"><text:span text:style-name="T4"><text:s text:c="8"/></text:span><text:span text:style-name="T3">long</text:span><text:span text:style-name="T4"> minTime = </text:span><text:span text:style-name="T3">long</text:span><text:span text:style-name="T4">.MaxValue;</text:span></text:p>
      <text:p text:style-name="Standard" loext:marker-style-name="T4"><text:span text:style-name="T4"><text:s text:c="8"/></text:span><text:span text:style-name="T3">long</text:span><text:span text:style-name="T4"> maxTime = </text:span><text:span text:style-name="T3">long</text:span><text:span text:style-name="T4">.MinValue;</text:span></text:p>
      <text:p text:style-name="Standard" loext:marker-style-name="T4"><text:span text:style-name="T4"><text:s text:c="8"/></text:span><text:span text:style-name="T3">long</text:span><text:span text:style-name="T4"> total = 0;</text:span></text:p>
      <text:p text:style-name="P5" loext:marker-style-name="T4"/>
      <text:p text:style-name="Standard" loext:marker-style-name="T4"><text:span text:style-name="T4"><text:s text:c="8"/></text:span><text:span text:style-name="T3">foreach</text:span><text:span text:style-name="T4"> (var task </text:span><text:span text:style-name="T3">in</text:span><text:span text:style-name="T4"> tasks)</text:span></text:p>
      <text:p text:style-name="Standard" loext:marker-style-name="T4"><text:span text:style-name="T4"><text:s text:c="8"/>{</text:span><text:span text:style-name="T4"/></text:p>
      <text:p text:style-name="Standard" loext:marker-style-name="T4"><text:span text:style-name="T4"><text:s text:c="12"/></text:span><text:span text:style-name="T3">long</text:span><text:span text:style-name="T4"> time = task.Result;</text:span></text:p>
      <text:p text:style-name="Standard" loext:marker-style-name="T4"><text:soft-page-break/><text:span text:style-name="T4"><text:s text:c="12"/>minTime = Math.Min(minTime, time);</text:span><text:span text:style-name="T4"/></text:p>
      <text:p text:style-name="Standard" loext:marker-style-name="T4"><text:span text:style-name="T4"><text:s text:c="12"/>maxTime = Math.Max(maxTime, time);</text:span><text:span text:style-name="T4"/></text:p>
      <text:p text:style-name="Standard" loext:marker-style-name="T4"><text:span text:style-name="T4"><text:s text:c="12"/>total += time;</text:span><text:span text:style-name="T4"/></text:p>
      <text:p text:style-name="Standard" loext:marker-style-name="T4"><text:span text:style-name="T4"><text:s text:c="8"/>}</text:span><text:span text:style-name="T4"/></text:p>
      <text:p text:style-name="P5" loext:marker-style-name="T4"/>
      <text:p text:style-name="Standard" loext:marker-style-name="T4"><text:span text:style-name="T4"><text:s text:c="8"/></text:span><text:span text:style-name="T3">double</text:span><text:span text:style-name="T4"> averageTime = (</text:span><text:span text:style-name="T3">double</text:span><text:span text:style-name="T4">)total / tasks.Length;</text:span></text:p>
      <text:p text:style-name="P5" loext:marker-style-name="T4"/>
      <text:p text:style-name="Standard" loext:marker-style-name="T4"><text:span text:style-name="T4"><text:s text:c="8"/></text:span><text:span text:style-name="T7">// Вывод результатов</text:span></text:p>
      <text:p text:style-name="Standard" loext:marker-style-name="T4"><text:span text:style-name="T4"><text:s text:c="8"/>Console.WriteLine(</text:span><text:span text:style-name="T8">$"Минимальное время выполнения метода: </text:span><text:span text:style-name="T4">{minTime}</text:span><text:span text:style-name="T8"> мс"</text:span><text:span text:style-name="T4">);</text:span></text:p>
      <text:p text:style-name="Standard" loext:marker-style-name="T4"><text:span text:style-name="T4"><text:s text:c="8"/>Console.WriteLine(</text:span><text:span text:style-name="T8">$"Максимальное время выполнения метода: </text:span><text:span text:style-name="T4">{maxTime}</text:span><text:span text:style-name="T8"> мс"</text:span><text:span text:style-name="T4">);</text:span></text:p>
      <text:p text:style-name="Standard" loext:marker-style-name="T4"><text:span text:style-name="T4"><text:s text:c="8"/>Console.WriteLine(</text:span><text:span text:style-name="T8">$"Среднее время выполнения метода: </text:span><text:span text:style-name="T4">{averageTime}</text:span><text:span text:style-name="T8"> мс"</text:span><text:span text:style-name="T4">);</text:span></text:p>
      <text:p text:style-name="Standard" loext:marker-style-name="T4"><text:span text:style-name="T4"><text:s text:c="4"/>}</text:span><text:span text:style-name="T4"/></text:p>
      <text:p text:style-name="P5" loext:marker-style-name="T4"/>
      <text:p text:style-name="Standard" loext:marker-style-name="T4"><text:span text:style-name="T4"><text:s text:c="4"/></text:span><text:span text:style-name="T7">// Метод для подсчета количества элементов, равных Х, в массиве</text:span></text:p>
      <text:p text:style-name="Standard" loext:marker-style-name="T4"><text:span text:style-name="T4"><text:s text:c="4"/></text:span><text:span text:style-name="T3">static</text:span><text:span text:style-name="T4"> </text:span><text:span text:style-name="T3">long</text:span><text:span text:style-name="T4"> CountOccurrences(</text:span><text:span text:style-name="T3">int</text:span><text:span text:style-name="T4">[] array, </text:span><text:span text:style-name="T3">int</text:span><text:span text:style-name="T4"> X)</text:span></text:p>
      <text:p text:style-name="Standard" loext:marker-style-name="T4"><text:span text:style-name="T4"><text:s text:c="4"/>{</text:span><text:span text:style-name="T4"/></text:p>
      <text:p text:style-name="Standard" loext:marker-style-name="T4"><text:span text:style-name="T4"><text:s text:c="8"/></text:span><text:span text:style-name="T3">long</text:span><text:span text:style-name="T4"> count = 0;</text:span></text:p>
      <text:p text:style-name="Standard" loext:marker-style-name="T4"><text:span text:style-name="T4"><text:s text:c="8"/></text:span><text:span text:style-name="T3">foreach</text:span><text:span text:style-name="T4"> (var num </text:span><text:span text:style-name="T3">in</text:span><text:span text:style-name="T4"> array)</text:span></text:p>
      <text:p text:style-name="Standard" loext:marker-style-name="T4"><text:span text:style-name="T4"><text:s text:c="8"/>{</text:span><text:span text:style-name="T4"/></text:p>
      <text:p text:style-name="Standard" loext:marker-style-name="T4"><text:span text:style-name="T4"><text:s text:c="12"/></text:span><text:span text:style-name="T3">if</text:span><text:span text:style-name="T4"> (num == X)</text:span></text:p>
      <text:p text:style-name="Standard" loext:marker-style-name="T4"><text:span text:style-name="T4"><text:s text:c="12"/>{</text:span><text:span text:style-name="T4"/></text:p>
      <text:p text:style-name="Standard" loext:marker-style-name="T4"><text:span text:style-name="T4"><text:s text:c="16"/>count++;</text:span><text:span text:style-name="T4"/></text:p>
      <text:p text:style-name="Standard" loext:marker-style-name="T4"><text:span text:style-name="T4"><text:s text:c="12"/>}</text:span><text:span text:style-name="T4"/></text:p>
      <text:p text:style-name="Standard" loext:marker-style-name="T4"><text:span text:style-name="T4"><text:s text:c="8"/>}</text:span><text:span text:style-name="T4"/></text:p>
      <text:p text:style-name="Standard" loext:marker-style-name="T4"><text:span text:style-name="T4"><text:s text:c="8"/></text:span><text:span text:style-name="T3">return</text:span><text:span text:style-name="T4"> count;</text:span></text:p>
      <text:p text:style-name="Standard" loext:marker-style-name="T4"><text:span text:style-name="T4"><text:s text:c="4"/>}</text:span><text:span text:style-name="T4"/></text:p>
      <text:p text:style-name="P4"><text:span text:style-name="T4">}</text:span></text:p>
      <text:p text:style-name="P4"><text:span text:style-name="T4"/></text:p>
      <text:p text:style-name="P8"><text:span text:style-name="T5">Объяснение кода:</text:span></text:p>
      <text:list text:style-name="L1">
        <text:list-item>
          <text:p text:style-name="P6">Мы создаем случайное число <text:span text:style-name="Source_20_Text">X</text:span>, которое будет использоваться для поиска в массиве.</text:p>
        </text:list-item>
        <text:list-item>
          <text:p text:style-name="P7">Создается массив случайной длины (от 10 миллионов до 15 миллионов элементов) и заполняется случайными числами от 0 до 1000.</text:p>
        </text:list-item>
        <text:list-item>
          <text:p text:style-name="P7">Создается и запускается 10 потоков с использованием пула потоков. Каждый поток выполняет метод <text:span text:style-name="Source_20_Text">CountOccurrences</text:span>, который ищет количество элементов, равных <text:span text:style-name="Source_20_Text">X</text:span>, в массиве. Замеряется время выполнения каждого потока с помощью <text:span text:style-name="Source_20_Text">Stopwatch</text:span>.</text:p>
        </text:list-item>
        <text:list-item>
          <text:p text:style-name="P7">После завершения всех потоков вычисляются минимальное, максимальное и среднее время выполнения метода.</text:p>
        </text:list-item>
        <text:list-item>
          <text:p text:style-name="P7">Результаты выводятся на консоль.</text:p>
        </text:list-item>
      </text:list>
      <text:p text:style-name="P4"><text:span text:style-name="T4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00:12.982000000</meta:creation-date>
    <dc:date>2024-06-10T21:03:12.908000000</dc:date>
    <meta:editing-duration>PT3M</meta:editing-duration>
    <meta:editing-cycles>1</meta:editing-cycles>
    <meta:document-statistic meta:table-count="0" meta:image-count="0" meta:object-count="0" meta:page-count="2" meta:paragraph-count="73" meta:word-count="398" meta:character-count="3266" meta:non-whitespace-character-count="2433"/>
    <meta:generator>LibreOffice/7.6.3.2$Windows_X86_64 LibreOffice_project/29d686fea9f6705b262d369fede658f824154cc0</meta:generator>
  </office:meta>
</office:document-meta>
</file>